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B0F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ext-properties fo:color="#00B0F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262626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JUST FOR FUN DUATLON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4">
            <text:p>Beels Sebastien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Blauwblomme Emmy</text:p>
          </table:table-cell>
          <table:table-cell office:value-type="float" office:value="2" table:formula="of:=[.B3]+1" table:style-name="ce5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asier Tamara</text:p>
          </table:table-cell>
          <table:table-cell office:value-type="float" office:value="3" table:formula="of:=[.B4]+1" table:style-name="ce5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heyns Kim</text:p>
          </table:table-cell>
          <table:table-cell office:value-type="float" office:value="4" table:formula="of:=[.B5]+1" table:style-name="ce5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Cabooter kristof</text:p>
          </table:table-cell>
          <table:table-cell office:value-type="float" office:value="5" table:formula="of:=[.B6]+1" table:style-name="ce5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Clippel Arne</text:p>
          </table:table-cell>
          <table:table-cell office:value-type="float" office:value="6" table:formula="of:=[.B7]+1" table:style-name="ce5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Kerpel Joris</text:p>
          </table:table-cell>
          <table:table-cell office:value-type="float" office:value="7" table:formula="of:=[.B8]+1" table:style-name="ce5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Pourcq Steven</text:p>
          </table:table-cell>
          <table:table-cell office:value-type="float" office:value="8" table:formula="of:=[.B9]+1" table:style-name="ce5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Rop Bo</text:p>
          </table:table-cell>
          <table:table-cell office:value-type="float" office:value="9" table:formula="of:=[.B10]+1" table:style-name="ce5">
            <text:p>9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 Visscher Glenn</text:p>
          </table:table-cell>
          <table:table-cell office:value-type="float" office:value="10" table:formula="of:=[.B11]+1" table:style-name="ce5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eleu Peter</text:p>
          </table:table-cell>
          <table:table-cell office:value-type="float" office:value="11" table:formula="of:=[.B12]+1" table:style-name="ce5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haenens Stefaan</text:p>
          </table:table-cell>
          <table:table-cell office:value-type="float" office:value="12" table:formula="of:=[.B13]+1" table:style-name="ce5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'hont Silke</text:p>
          </table:table-cell>
          <table:table-cell office:value-type="float" office:value="13" table:formula="of:=[.B14]+1" table:style-name="ce5">
            <text:p>13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obbelaere Kris</text:p>
          </table:table-cell>
          <table:table-cell office:value-type="float" office:value="14" table:formula="of:=[.B15]+1" table:style-name="ce5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Duron Karel</text:p>
          </table:table-cell>
          <table:table-cell office:value-type="float" office:value="15" table:formula="of:=[.B16]+1" table:style-name="ce5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Genette Jérémy</text:p>
          </table:table-cell>
          <table:table-cell office:value-type="float" office:value="16" table:formula="of:=[.B17]+1" table:style-name="ce5">
            <text:p>16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Gerrit Boonaert</text:p>
          </table:table-cell>
          <table:table-cell office:value-type="float" office:value="17" table:formula="of:=[.B18]+1" table:style-name="ce5">
            <text:p>17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Herrebaut Mathias</text:p>
          </table:table-cell>
          <table:table-cell office:value-type="float" office:value="18" table:formula="of:=[.B19]+1" table:style-name="ce5">
            <text:p>18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amont Lukas</text:p>
          </table:table-cell>
          <table:table-cell office:value-type="float" office:value="19" table:formula="of:=[.B20]+1" table:style-name="ce5">
            <text:p>19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amont Nico</text:p>
          </table:table-cell>
          <table:table-cell office:value-type="float" office:value="20" table:formula="of:=[.B21]+1" table:style-name="ce5">
            <text:p>20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aurez Steven</text:p>
          </table:table-cell>
          <table:table-cell office:value-type="float" office:value="21" table:formula="of:=[.B22]+1" table:style-name="ce5">
            <text:p>21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ejeune Mike</text:p>
          </table:table-cell>
          <table:table-cell office:value-type="float" office:value="22" table:formula="of:=[.B23]+1" table:style-name="ce5">
            <text:p>2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enaerts Lindsey</text:p>
          </table:table-cell>
          <table:table-cell office:value-type="float" office:value="23" table:formula="of:=[.B24]+1" table:style-name="ce5">
            <text:p>23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Levrau Katrien</text:p>
          </table:table-cell>
          <table:table-cell office:value-type="float" office:value="24" table:formula="of:=[.B25]+1" table:style-name="ce5">
            <text:p>24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Merlier Jonathan</text:p>
          </table:table-cell>
          <table:table-cell office:value-type="float" office:value="25" table:formula="of:=[.B26]+1" table:style-name="ce5">
            <text:p>25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Messelier Nicolas</text:p>
          </table:table-cell>
          <table:table-cell office:value-type="float" office:value="26" table:formula="of:=[.B27]+1" table:style-name="ce5">
            <text:p>26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Moeremans Mathieu</text:p>
          </table:table-cell>
          <table:table-cell office:value-type="float" office:value="27" table:formula="of:=[.B28]+1" table:style-name="ce5">
            <text:p>27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Moons Steven</text:p>
          </table:table-cell>
          <table:table-cell office:value-type="float" office:value="28" table:formula="of:=[.B29]+1" table:style-name="ce5">
            <text:p>28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Notebaert Steven</text:p>
          </table:table-cell>
          <table:table-cell office:value-type="float" office:value="29" table:formula="of:=[.B30]+1" table:style-name="ce5">
            <text:p>29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vyn Jarl</text:p>
          </table:table-cell>
          <table:table-cell office:value-type="float" office:value="30" table:formula="of:=[.B31]+1" table:style-name="ce5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Schietse Liesa</text:p>
          </table:table-cell>
          <table:table-cell office:value-type="float" office:value="31" table:formula="of:=[.B32]+1" table:style-name="ce5">
            <text:p>31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Seghers Sigrid</text:p>
          </table:table-cell>
          <table:table-cell office:value-type="float" office:value="32" table:formula="of:=[.B33]+1" table:style-name="ce5">
            <text:p>3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 Cauwenberghe Filip</text:p>
          </table:table-cell>
          <table:table-cell office:value-type="float" office:value="33" table:formula="of:=[.B34]+1" table:style-name="ce5">
            <text:p>33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 Hauwermeiren Jasper</text:p>
          </table:table-cell>
          <table:table-cell office:value-type="float" office:value="34" table:formula="of:=[.B35]+1" table:style-name="ce5">
            <text:p>34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 Robbroeck Frederik</text:p>
          </table:table-cell>
          <table:table-cell office:value-type="float" office:value="35" table:formula="of:=[.B36]+1" table:style-name="ce5">
            <text:p>35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heuverswyn Dries</text:p>
          </table:table-cell>
          <table:table-cell office:value-type="float" office:value="36" table:formula="of:=[.B37]+1" table:style-name="ce5">
            <text:p>36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ryckeghem Anne-Marie</text:p>
          </table:table-cell>
          <table:table-cell office:value-type="float" office:value="37" table:formula="of:=[.B38]+1" table:style-name="ce5">
            <text:p>37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Vanvenckenray Jan</text:p>
          </table:table-cell>
          <table:table-cell office:value-type="float" office:value="38" table:formula="of:=[.B39]+1" table:style-name="ce5">
            <text:p>38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Witdoek Wim</text:p>
          </table:table-cell>
          <table:table-cell office:value-type="float" office:value="39" table:formula="of:=[.B40]+1" table:style-name="ce5">
            <text:p>39</text:p>
          </table:table-cell>
          <table:table-cell table:number-columns-repeated="16382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xana</meta:initial-creator>
    <dc:creator>Jonas</dc:creator>
    <meta:creation-date>2024-04-28T14:41:50Z</meta:creation-date>
    <dc:date>2024-04-28T20:52:31Z</dc:date>
  </office:meta>
</office:document-meta>
</file>